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mModuleDescriptorWriter.printDependencies( ModuleDescriptor md , ConfigurationScopeMapping mapping , PrintWriter 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nfigurationScopeMapping.getScope( String [ ] con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mModuleDescriptorWriter.printModuleId( ModuleDescriptor md , PrintWriter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mModuleDescriptorWriter.write( ModuleDescriptor md , String licenseHeader , ConfigurationScopeMapping mapping , File outp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nfigurationScopeMapping.ConfigurationScopeMapping( Map scopes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mModuleDescriptorWriter.PomModuleDescriptor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mModuleDescriptorWriter.setAddIvyVersion( boolean addIvy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ScopeMapping.isOptional( String [ ] con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mModuleDescriptorWriter.write( ModuleDescriptor md , ConfigurationScopeMapping mapping , File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